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aphAccumVisualizer.getIm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aphAccumVisualiz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GraphAccumVisualizer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AccumVisualizer.clea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aphAccumVisualizer.update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aphAccumVisualizer.GraphAccumVisu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aphAccumVisualizer.getWhiteCanv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AccumVisualizer.updateGui( SampleResult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aphAccumVisualizer.add( SampleResult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AccumVisualiz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